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Courier 10 Pitch" svg:font-family="'Courier 10 Pitch'" style:font-pitch="fixed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362a30" style:font-size-asian="14pt" style:font-weight-asian="normal" style:font-size-complex="14pt" style:font-weight-complex="normal"/>
    </style:style>
    <style:style style:name="P12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Courier 10 Pitch" fo:background-color="transparent" loext:char-shading-value="0" style:text-scale="170%"/>
    </style:style>
    <style:style style:name="T5" style:family="text">
      <style:text-properties style:font-name="Verdana" fo:font-size="12pt" style:font-size-asian="12pt" style:font-size-complex="12pt"/>
    </style:style>
    <style:style style:name="fr1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1"><text:span text:style-name="T5"><text:placeholder text:placeholder-type="text">&lt;for each="name in (o.symbol or '')"&gt;</text:placeholder></text:span><text:span text:style-name="T5"><draw:frame draw:style-name="fr1" draw:name="image: asimage(company.get_font_image(name))" text:anchor-type="as-char" svg:width="0.66cm" style:rel-width="18%" svg:height="0.66cm" style:rel-height="scale-min" draw:z-index="2"><draw:text-box><text:p text:style-name="P12"/></draw:text-box></draw:frame></text:span><text:span text:style-name="T5"><text:placeholder text:placeholder-type="text">&lt;/for&gt;</text:placeholder></text:span><text:line-break/><text:span text:style-name="T4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0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15E000000752DD932FE.jp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2-05T11:47:26.218461514</dc:date>
    <meta:editing-duration>P1DT4H28M42S</meta:editing-duration>
    <meta:editing-cycles>297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84" meta:character-count="610" meta:non-whitespace-character-count="561"/>
    <meta:user-defined meta:name="Info 1"/>
    <meta:user-defined meta:name="Info 2"/>
    <meta:user-defined meta:name="Info 3"/>
    <meta:user-defined meta:name="Info 4"/>
  </office:meta>
</office:document-meta>
</file>